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fb8" officeooo:paragraph-rsid="0012bfb8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2bfb8" officeooo:paragraph-rsid="0012bfb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2bfb8" officeooo:paragraph-rsid="0012bfb8"/>
    </style:style>
    <style:style style:name="P4" style:family="paragraph" style:parent-style-name="Standard">
      <style:text-properties officeooo:rsid="00158b62" officeooo:paragraph-rsid="00158b62"/>
    </style:style>
    <style:style style:name="P5" style:family="paragraph" style:parent-style-name="Standard">
      <style:text-properties officeooo:rsid="0015e0bd" officeooo:paragraph-rsid="0015e0bd"/>
    </style:style>
    <style:style style:name="T1" style:family="text">
      <style:text-properties officeooo:rsid="0013fe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ministering Medicines</text:p>
      <text:p text:style-name="P1"/>
      <text:p text:style-name="P1">This functions helps to automatically detect which medicine has been given. It matches the currrent time and the time of the dose and if they lie in a 5 minute range, that particular dose will be administered. <text:span text:style-name="T1">It also validates if the dose is already given or not.</text:span></text:p>
      <text:p text:style-name="P1"/>
      <text:p text:style-name="P1"/>
      <text:p text:style-name="P4">Shift Timing Validation</text:p>
      <text:p text:style-name="P4"/>
      <text:p text:style-name="P4">There can be a number of cases in which shifts could be wrong. </text:p>
      <text:p text:style-name="P4"/>
      <text:p text:style-name="P4">The new shift timings could be exactly the same as previous timing.</text:p>
      <text:p text:style-name="P4"/>
      <text:p text:style-name="P4">Either of starting or ending time could coincide with one of starting or ending time present in a pre-defined shift.</text:p>
      <text:p text:style-name="P4"/>
      <text:p text:style-name="P5">Starting and ending time could be before and after the starting and ending time of a predefined shift respective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8:20:08.888409667</meta:creation-date>
    <meta:generator>LibreOffice/6.4.7.2$Linux_X86_64 LibreOffice_project/40$Build-2</meta:generator>
    <dc:date>2021-05-12T23:39:52.224468455</dc:date>
    <meta:editing-duration>PT5M50S</meta:editing-duration>
    <meta:editing-cycles>5</meta:editing-cycles>
    <meta:document-statistic meta:table-count="0" meta:image-count="0" meta:object-count="0" meta:page-count="1" meta:paragraph-count="7" meta:word-count="117" meta:character-count="671" meta:non-whitespace-character-count="560"/>
  </office:meta>
</office:document-meta>
</file>